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00d210" style:family="table" style:master-page-name="ta-mp-0x100d210">
      <style:table-properties table:display="true" style:writing-mode="lr-tb"/>
    </style:style>
    <style:style style:name="ta-0x100d400" style:family="table" style:master-page-name="ta-mp-0x100d400">
      <style:table-properties table:display="true" style:writing-mode="lr-tb"/>
    </style:style>
    <style:style style:name="ta-0x100d5f0" style:family="table" style:master-page-name="ta-mp-0x100d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18e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e748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e6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e86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e988" style:family="table-cell" style:data-style-name="ND.0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ea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e0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df68" style:family="table-cell" style:data-style-name="ND.0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18eb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4.25pt" style:use-optimal-column-width="false"/>
    </style:style>
    <style:style style:name="ACOL-2" style:family="table-column">
      <style:table-column-properties style:column-width="138.00pt" style:use-optimal-column-width="false"/>
    </style:style>
    <style:style style:name="ACOL-3" style:family="table-column">
      <style:table-column-properties style:column-width="126.75pt" style:use-optimal-column-width="false"/>
    </style:style>
    <style:style style:name="ACOL-4" style:family="table-column"/>
    <style:style style:name="ACOL-5" style:family="table-column">
      <style:table-column-properties style:column-width="108.75pt" style:use-optimal-column-width="true"/>
    </style:style>
    <style:style style:name="ACOL-6" style:family="table-column">
      <style:table-column-properties style:column-width="189.75pt" style:use-optimal-column-width="true"/>
    </style:style>
    <style:style style:name="ACOL-7" style:family="table-column">
      <style:table-column-properties style:column-width="189.75pt" style:use-optimal-column-width="false"/>
    </style:style>
    <style:style style:name="ACOL-8" style:family="table-column">
      <style:table-column-properties style:column-width="64.26pt" style:use-optimal-column-width="true"/>
    </style:style>
    <style:style style:name="AROW-1" style:family="table-row">
      <style:table-row-properties style:row-height="12.8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=136" table:style-name="ta-0x100d21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2"/>
        <table:table-column table:style-name="ACOL-5" table:number-columns-repeated="2"/>
        <table:table-column table:style-name="ACOL-0" table:number-columns-repeated="249"/>
        <table:table-row table:style-name="AROW-1">
          <table:table-cell table:style-name="ACE-0x118e628" office:value-type="float" office:value="3.33333333333e-05">
            <text:p>0.0000333333333333</text:p>
          </table:table-cell>
          <table:table-cell table:style-name="ACE-0x118e628" office:value-type="float" office:value="0.0001166666666667">
            <text:p>0.0001166666666667</text:p>
          </table:table-cell>
          <table:table-cell table:style-name="ACE-0x118e628" office:value-type="float" office:value="0.0002">
            <text:p>0.0002000000000000</text:p>
          </table:table-cell>
          <table:table-cell table:number-columns-repeated="253" table:style-name="Gnumeric-default"/>
        </table:table-row>
        <table:table-row table:style-name="AROW-0">
          <table:table-cell table:style-name="ACE-0x118e748" office:value-type="float" office:value="7.7e-05">
            <text:p>0.0000770000000000</text:p>
          </table:table-cell>
          <table:table-cell table:style-name="ACE-0x118e748" office:value-type="float" office:value="8.74633333333e-05">
            <text:p>0.0000874633333333</text:p>
          </table:table-cell>
          <table:table-cell table:style-name="ACE-0x118e748" office:value-type="float" office:value="9.96666666667e-05">
            <text:p>0.0000996666666667</text:p>
          </table:table-cell>
          <table:table-cell table:number-columns-repeated="2" table:style-name="Gnumeric-default"/>
          <table:table-cell table:style-name="ACE-0x118e628"/>
          <table:table-cell table:number-columns-repeated="250" table:style-name="Gnumeric-default"/>
        </table:table-row>
        <table:table-row table:style-name="AROW-0">
          <table:table-cell table:style-name="ACE-0x118e628" office:value-type="float" office:value="6e-05">
            <text:p>0.0000600000000000</text:p>
          </table:table-cell>
          <table:table-cell table:style-name="ACE-0x118e628" office:value-type="float" office:value="8.689e-05">
            <text:p>0.0000868900000000</text:p>
          </table:table-cell>
          <table:table-cell table:style-name="ACE-0x118e628" office:value-type="float" office:value="0.000128">
            <text:p>0.0001280000000000</text:p>
          </table:table-cell>
          <table:table-cell table:number-columns-repeated="2" table:style-name="Gnumeric-default"/>
          <table:table-cell table:number-columns-repeated="2" table:style-name="ACE-0x118e628"/>
          <table:table-cell table:number-columns-repeated="249" table:style-name="Gnumeric-default"/>
        </table:table-row>
        <table:table-row table:style-name="AROW-0">
          <table:table-cell table:style-name="ACE-0x118e628" office:value-type="float" office:value="0">
            <text:p>0.0000000000000000</text:p>
          </table:table-cell>
          <table:table-cell table:style-name="ACE-0x118e628" office:value-type="float" office:value="9.05333333333e-05">
            <text:p>0.0000905333333333</text:p>
          </table:table-cell>
          <table:table-cell table:style-name="ACE-0x118e628" office:value-type="float" office:value="0.0002666666666667">
            <text:p>0.0002666666666667</text:p>
          </table:table-cell>
          <table:table-cell table:number-columns-repeated="2" table:style-name="Gnumeric-default"/>
          <table:table-cell table:style-name="ACE-0x118e628"/>
          <table:table-cell table:number-columns-repeated="250" table:style-name="Gnumeric-default"/>
        </table:table-row>
        <table:table-row table:style-name="AROW-0">
          <table:table-cell table:style-name="ACE-0x118e628" office:value-type="float" office:value="0">
            <text:p>0.0000000000000000</text:p>
          </table:table-cell>
          <table:table-cell table:style-name="ACE-0x118e628" office:value-type="float" office:value="9.032e-05">
            <text:p>0.0000903200000000</text:p>
          </table:table-cell>
          <table:table-cell table:style-name="ACE-0x118e628" office:value-type="float" office:value="0.00022">
            <text:p>0.0002200000000000</text:p>
          </table:table-cell>
          <table:table-cell table:number-columns-repeated="253" table:style-name="Gnumeric-default"/>
        </table:table-row>
        <table:table-row table:style-name="AROW-0">
          <table:table-cell table:style-name="ACE-0x118e628" office:value-type="float" office:value="0">
            <text:p>0.0000000000000000</text:p>
          </table:table-cell>
          <table:table-cell table:style-name="ACE-0x118e628" office:value-type="float" office:value="8.76666666667e-05">
            <text:p>0.0000876666666667</text:p>
          </table:table-cell>
          <table:table-cell table:style-name="ACE-0x118e628" office:value-type="float" office:value="0.0003">
            <text:p>0.0003000000000000</text:p>
          </table:table-cell>
          <table:table-cell table:number-columns-repeated="2" table:style-name="Gnumeric-default"/>
          <table:table-cell table:style-name="ACE-0x118e628"/>
          <table:table-cell table:number-columns-repeated="250" table:style-name="Gnumeric-default"/>
        </table:table-row>
        <table:table-row table:style-name="AROW-0">
          <table:table-cell table:number-columns-repeated="3" table:style-name="ACE-0x118e628"/>
          <table:table-cell table:number-columns-repeated="2" table:style-name="Gnumeric-default"/>
          <table:table-cell table:style-name="ACE-0x118e628"/>
          <table:table-cell table:number-columns-repeated="250" table:style-name="Gnumeric-default"/>
        </table:table-row>
        <table:table-row table:style-name="AROW-0">
          <table:table-cell table:number-columns-repeated="3" table:style-name="ACE-0x118e628"/>
          <table:table-cell table:number-columns-repeated="2" table:style-name="Gnumeric-default"/>
          <table:table-cell table:style-name="ACE-0x118e628"/>
          <table:table-cell table:number-columns-repeated="250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" table:style-name="ACE-0x118e628"/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 office:value-type="string" office:string-value="results (100x3000000)">
            <text:p>results (100x3000000)</text:p>
          </table:table-cell>
          <table:table-cell table:style-name="Gnumeric-default" office:value-type="string" office:string-value="(x_i - x_average)^2">
            <text:p>(x_i - x_average)^2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118e628" office:value-type="float" office:value="8.26666666667e-05">
            <text:p>0.0000826666666667</text:p>
          </table:table-cell>
          <table:table-cell table:style-name="ACE-0x118e628" table:formula="of:=([.A14]-[.$C$115])^2" office:value-type="float" office:value="2.30080111107401e-11">
            <text:p>0.00000000002300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7e-05">
            <text:p>0.0000870000000000</text:p>
          </table:table-cell>
          <table:table-cell table:style-name="ACE-0x118e628" table:formula="of:=([.A15]-[.$C$115])^2" office:value-type="float" office:value="2.14677777772829e-13">
            <text:p>0.00000000000021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26666666667e-05">
            <text:p>0.0000926666666667</text:p>
          </table:table-cell>
          <table:table-cell table:style-name="ACE-0x118e628" table:formula="of:=([.A16]-[.$C$115])^2" office:value-type="float" office:value="2.70746777781803e-11">
            <text:p>0.00000000002707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e-05">
            <text:p>0.0000890000000000</text:p>
          </table:table-cell>
          <table:table-cell table:style-name="ACE-0x118e628" table:formula="of:=([.A17]-[.$C$115])^2" office:value-type="float" office:value="2.36134444446084e-12">
            <text:p>0.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3e-05">
            <text:p>0.0000930000000000</text:p>
          </table:table-cell>
          <table:table-cell table:style-name="ACE-0x118e628" table:formula="of:=([.A18]-[.$C$115])^2" office:value-type="float" office:value="3.06546777778369e-11">
            <text:p>0.00000000003065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7.96666666667e-05">
            <text:p>0.0000796666666667</text:p>
          </table:table-cell>
          <table:table-cell table:style-name="ACE-0x118e628" table:formula="of:=([.A19]-[.$C$115])^2" office:value-type="float" office:value="6.07880111105081e-11">
            <text:p>0.00000000006078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63333333333e-05">
            <text:p>0.0000863333333333</text:p>
          </table:table-cell>
          <table:table-cell table:style-name="ACE-0x118e628" table:formula="of:=([.A20]-[.$C$115])^2" office:value-type="float" office:value="1.27690000006327e-12">
            <text:p>0.00000000000127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e-05">
            <text:p>0.0000830000000000</text:p>
          </table:table-cell>
          <table:table-cell table:style-name="ACE-0x118e628" table:formula="of:=([.A21]-[.$C$115])^2" office:value-type="float" office:value="1.99213444443968e-11">
            <text:p>0.00000000001992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5e-05">
            <text:p>0.0000850000000000</text:p>
          </table:table-cell>
          <table:table-cell table:style-name="ACE-0x118e628" table:formula="of:=([.A22]-[.$C$115])^2" office:value-type="float" office:value="6.06801111108477e-12">
            <text:p>0.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96666666667e-05">
            <text:p>0.0000996666666667</text:p>
          </table:table-cell>
          <table:table-cell table:style-name="ACE-0x118e628" table:formula="of:=([.A23]-[.$C$115])^2" office:value-type="float" office:value="1.48921344445388e-10">
            <text:p>0.00000000014892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3333333333e-05">
            <text:p>0.0000833333333333</text:p>
          </table:table-cell>
          <table:table-cell table:style-name="ACE-0x118e628" table:formula="of:=([.A24]-[.$C$115])^2" office:value-type="float" office:value="1.70569000002312e-11">
            <text:p>0.0000000000170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6666666667e-05">
            <text:p>0.0000836666666667</text:p>
          </table:table-cell>
          <table:table-cell table:style-name="ACE-0x118e628" table:formula="of:=([.A25]-[.$C$115])^2" office:value-type="float" office:value="1.44146777774841e-11">
            <text:p>0.00000000001441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7.93333333333e-05">
            <text:p>0.0000793333333333</text:p>
          </table:table-cell>
          <table:table-cell table:style-name="ACE-0x118e628" table:formula="of:=([.A26]-[.$C$115])^2" office:value-type="float" office:value="6.60969000004551e-11">
            <text:p>0.0000000000660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56666666667e-05">
            <text:p>0.0000956666666667</text:p>
          </table:table-cell>
          <table:table-cell table:style-name="ACE-0x118e628" table:formula="of:=([.A27]-[.$C$115])^2" office:value-type="float" office:value="6.72946777784122e-11">
            <text:p>0.00000000006729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33333333333e-05">
            <text:p>0.0000933333333333</text:p>
          </table:table-cell>
          <table:table-cell table:style-name="ACE-0x118e628" table:formula="of:=([.A28]-[.$C$115])^2" office:value-type="float" office:value="3.44568999996714e-11">
            <text:p>0.0000000000344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53333333333e-05">
            <text:p>0.0000853333333333</text:p>
          </table:table-cell>
          <table:table-cell table:style-name="ACE-0x118e628" table:formula="of:=([.A29]-[.$C$115])^2" office:value-type="float" office:value="4.53690000011926e-12">
            <text:p>0.0000000000045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6666666667e-05">
            <text:p>0.0000896666666667</text:p>
          </table:table-cell>
          <table:table-cell table:style-name="ACE-0x118e628" table:formula="of:=([.A30]-[.$C$115])^2" office:value-type="float" office:value="4.85467777794819e-12">
            <text:p>0.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2e-05">
            <text:p>0.0000820000000000</text:p>
          </table:table-cell>
          <table:table-cell table:style-name="ACE-0x118e628" table:formula="of:=([.A31]-[.$C$115])^2" office:value-type="float" office:value="2.98480111110528e-11">
            <text:p>0.00000000002984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23333333333e-05">
            <text:p>0.0000823333333333</text:p>
          </table:table-cell>
          <table:table-cell table:style-name="ACE-0x118e628" table:formula="of:=([.A32]-[.$C$115])^2" office:value-type="float" office:value="2.63169000002873e-11">
            <text:p>0.00000000002631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2e-05">
            <text:p>0.0000920000000000</text:p>
          </table:table-cell>
          <table:table-cell table:style-name="ACE-0x118e628" table:formula="of:=([.A33]-[.$C$115])^2" office:value-type="float" office:value="2.05813444444929e-11">
            <text:p>0.00000000002058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7.9e-05">
            <text:p>0.0000790000000000</text:p>
          </table:table-cell>
          <table:table-cell table:style-name="ACE-0x118e628" table:formula="of:=([.A34]-[.$C$115])^2" office:value-type="float" office:value="7.16280111110208e-11">
            <text:p>0.00000000007162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1e-05">
            <text:p>0.0000910000000000</text:p>
          </table:table-cell>
          <table:table-cell table:style-name="ACE-0x118e628" table:formula="of:=([.A35]-[.$C$115])^2" office:value-type="float" office:value="1.25080111111489e-11">
            <text:p>0.00000000001250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33333333333e-05">
            <text:p>0.0000933333333333</text:p>
          </table:table-cell>
          <table:table-cell table:style-name="ACE-0x118e628" table:formula="of:=([.A36]-[.$C$115])^2" office:value-type="float" office:value="3.44568999996714e-11">
            <text:p>0.0000000000344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6666666667e-05">
            <text:p>0.0000886666666667</text:p>
          </table:table-cell>
          <table:table-cell table:style-name="ACE-0x118e628" table:formula="of:=([.A37]-[.$C$115])^2" office:value-type="float" office:value="1.44801111120419e-12">
            <text:p>0.00000000000144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3333333333e-05">
            <text:p>0.0000843333333333</text:p>
          </table:table-cell>
          <table:table-cell table:style-name="ACE-0x118e628" table:formula="of:=([.A38]-[.$C$115])^2" office:value-type="float" office:value="9.79690000017523e-12">
            <text:p>0.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1e-05">
            <text:p>0.0000910000000000</text:p>
          </table:table-cell>
          <table:table-cell table:style-name="ACE-0x118e628" table:formula="of:=([.A39]-[.$C$115])^2" office:value-type="float" office:value="1.25080111111489e-11">
            <text:p>0.00000000001250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6666666667e-05">
            <text:p>0.0000886666666667</text:p>
          </table:table-cell>
          <table:table-cell table:style-name="ACE-0x118e628" table:formula="of:=([.A40]-[.$C$115])^2" office:value-type="float" office:value="1.44801111120419e-12">
            <text:p>0.00000000000144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5e-05">
            <text:p>0.0000850000000000</text:p>
          </table:table-cell>
          <table:table-cell table:style-name="ACE-0x118e628" table:formula="of:=([.A41]-[.$C$115])^2" office:value-type="float" office:value="6.06801111108477e-12">
            <text:p>0.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e-05">
            <text:p>0.0000880000000000</text:p>
          </table:table-cell>
          <table:table-cell table:style-name="ACE-0x118e628" table:formula="of:=([.A42]-[.$C$115])^2" office:value-type="float" office:value="2.8801111111684e-13">
            <text:p>0.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73333333333e-05">
            <text:p>0.0000873333333333</text:p>
          </table:table-cell>
          <table:table-cell table:style-name="ACE-0x118e628" table:formula="of:=([.A43]-[.$C$115])^2" office:value-type="float" office:value="1.690000000728e-14">
            <text:p>0.00000000000001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53333333333e-05">
            <text:p>0.0000853333333333</text:p>
          </table:table-cell>
          <table:table-cell table:style-name="ACE-0x118e628" table:formula="of:=([.A44]-[.$C$115])^2" office:value-type="float" office:value="4.53690000011926e-12">
            <text:p>0.0000000000045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56666666667e-05">
            <text:p>0.0000956666666667</text:p>
          </table:table-cell>
          <table:table-cell table:style-name="ACE-0x118e628" table:formula="of:=([.A45]-[.$C$115])^2" office:value-type="float" office:value="6.72946777784122e-11">
            <text:p>0.00000000006729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e-05">
            <text:p>0.0000830000000000</text:p>
          </table:table-cell>
          <table:table-cell table:style-name="ACE-0x118e628" table:formula="of:=([.A46]-[.$C$115])^2" office:value-type="float" office:value="1.99213444443968e-11">
            <text:p>0.00000000001992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e-05">
            <text:p>0.0000900000000000</text:p>
          </table:table-cell>
          <table:table-cell table:style-name="ACE-0x118e628" table:formula="of:=([.A47]-[.$C$115])^2" office:value-type="float" office:value="6.4346777778049e-12">
            <text:p>0.00000000000643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7.8e-05">
            <text:p>0.0000780000000000</text:p>
          </table:table-cell>
          <table:table-cell table:style-name="ACE-0x118e628" table:formula="of:=([.A48]-[.$C$115])^2" office:value-type="float" office:value="8.95546777776767e-11">
            <text:p>0.00000000008955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e-05">
            <text:p>0.0000890000000000</text:p>
          </table:table-cell>
          <table:table-cell table:style-name="ACE-0x118e628" table:formula="of:=([.A49]-[.$C$115])^2" office:value-type="float" office:value="2.36134444446084e-12">
            <text:p>0.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e-05">
            <text:p>0.0000830000000000</text:p>
          </table:table-cell>
          <table:table-cell table:style-name="ACE-0x118e628" table:formula="of:=([.A50]-[.$C$115])^2" office:value-type="float" office:value="1.99213444443968e-11">
            <text:p>0.00000000001992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26666666667e-05">
            <text:p>0.0000826666666667</text:p>
          </table:table-cell>
          <table:table-cell table:style-name="ACE-0x118e628" table:formula="of:=([.A51]-[.$C$115])^2" office:value-type="float" office:value="2.30080111107401e-11">
            <text:p>0.00000000002300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53333333333e-05">
            <text:p>0.0000953333333333</text:p>
          </table:table-cell>
          <table:table-cell table:style-name="ACE-0x118e628" table:formula="of:=([.A52]-[.$C$115])^2" office:value-type="float" office:value="6.19368999995594e-11">
            <text:p>0.0000000000619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33333333333e-05">
            <text:p>0.0000933333333333</text:p>
          </table:table-cell>
          <table:table-cell table:style-name="ACE-0x118e628" table:formula="of:=([.A53]-[.$C$115])^2" office:value-type="float" office:value="3.44568999996714e-11">
            <text:p>0.0000000000344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53333333333e-05">
            <text:p>0.0000853333333333</text:p>
          </table:table-cell>
          <table:table-cell table:style-name="ACE-0x118e628" table:formula="of:=([.A54]-[.$C$115])^2" office:value-type="float" office:value="4.53690000011926e-12">
            <text:p>0.0000000000045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6666666667e-05">
            <text:p>0.0000896666666667</text:p>
          </table:table-cell>
          <table:table-cell table:style-name="ACE-0x118e628" table:formula="of:=([.A55]-[.$C$115])^2" office:value-type="float" office:value="4.85467777794819e-12">
            <text:p>0.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66666666667e-05">
            <text:p>0.0000966666666667</text:p>
          </table:table-cell>
          <table:table-cell table:style-name="ACE-0x118e628" table:formula="of:=([.A56]-[.$C$115])^2" office:value-type="float" office:value="8.47013444451564e-11">
            <text:p>0.00000000008470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7e-05">
            <text:p>0.0000870000000000</text:p>
          </table:table-cell>
          <table:table-cell table:style-name="ACE-0x118e628" table:formula="of:=([.A57]-[.$C$115])^2" office:value-type="float" office:value="2.14677777772829e-13">
            <text:p>0.00000000000021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63333333333e-05">
            <text:p>0.0000963333333333</text:p>
          </table:table-cell>
          <table:table-cell table:style-name="ACE-0x118e628" table:formula="of:=([.A58]-[.$C$115])^2" office:value-type="float" office:value="7.86768999995033e-11">
            <text:p>0.00000000007867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03333333333e-05">
            <text:p>0.0000903333333333</text:p>
          </table:table-cell>
          <table:table-cell table:style-name="ACE-0x118e628" table:formula="of:=([.A59]-[.$C$115])^2" office:value-type="float" office:value="8.23689999983931e-12">
            <text:p>0.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e-05">
            <text:p>0.0000840000000000</text:p>
          </table:table-cell>
          <table:table-cell table:style-name="ACE-0x118e628" table:formula="of:=([.A60]-[.$C$115])^2" office:value-type="float" office:value="1.19946777777408e-11">
            <text:p>0.00000000001199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3333333333e-05">
            <text:p>0.0000843333333333</text:p>
          </table:table-cell>
          <table:table-cell table:style-name="ACE-0x118e628" table:formula="of:=([.A61]-[.$C$115])^2" office:value-type="float" office:value="9.79690000017523e-12">
            <text:p>0.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3333333333e-05">
            <text:p>0.0000893333333333</text:p>
          </table:table-cell>
          <table:table-cell table:style-name="ACE-0x118e628" table:formula="of:=([.A62]-[.$C$115])^2" office:value-type="float" office:value="3.49689999989531e-12">
            <text:p>0.0000000000034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76666666667e-05">
            <text:p>0.0000976666666667</text:p>
          </table:table-cell>
          <table:table-cell table:style-name="ACE-0x118e628" table:formula="of:=([.A63]-[.$C$115])^2" office:value-type="float" office:value="1.041080111119e-10">
            <text:p>0.00000000010410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13333333333e-05">
            <text:p>0.0000813333333333</text:p>
          </table:table-cell>
          <table:table-cell table:style-name="ACE-0x118e628" table:formula="of:=([.A64]-[.$C$115])^2" office:value-type="float" office:value="3.75769000003432e-11">
            <text:p>0.00000000003757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3333333333e-05">
            <text:p>0.0000883333333333</text:p>
          </table:table-cell>
          <table:table-cell table:style-name="ACE-0x118e628" table:formula="of:=([.A65]-[.$C$115])^2" office:value-type="float" office:value="7.56899999951299e-13">
            <text:p>0.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e-05">
            <text:p>0.0000880000000000</text:p>
          </table:table-cell>
          <table:table-cell table:style-name="ACE-0x118e628" table:formula="of:=([.A66]-[.$C$115])^2" office:value-type="float" office:value="2.8801111111684e-13">
            <text:p>0.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e-05">
            <text:p>0.0000880000000000</text:p>
          </table:table-cell>
          <table:table-cell table:style-name="ACE-0x118e628" table:formula="of:=([.A67]-[.$C$115])^2" office:value-type="float" office:value="2.8801111111684e-13">
            <text:p>0.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6e-05">
            <text:p>0.0000860000000000</text:p>
          </table:table-cell>
          <table:table-cell table:style-name="ACE-0x118e628" table:formula="of:=([.A68]-[.$C$115])^2" office:value-type="float" office:value="2.14134444442881e-12">
            <text:p>0.00000000000214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3333333333e-05">
            <text:p>0.0000843333333333</text:p>
          </table:table-cell>
          <table:table-cell table:style-name="ACE-0x118e628" table:formula="of:=([.A69]-[.$C$115])^2" office:value-type="float" office:value="9.79690000017523e-12">
            <text:p>0.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5e-05">
            <text:p>0.0000850000000000</text:p>
          </table:table-cell>
          <table:table-cell table:style-name="ACE-0x118e628" table:formula="of:=([.A70]-[.$C$115])^2" office:value-type="float" office:value="6.06801111108477e-12">
            <text:p>0.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e-05">
            <text:p>0.0000890000000000</text:p>
          </table:table-cell>
          <table:table-cell table:style-name="ACE-0x118e628" table:formula="of:=([.A71]-[.$C$115])^2" office:value-type="float" office:value="2.36134444446084e-12">
            <text:p>0.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3333333333e-05">
            <text:p>0.0000883333333333</text:p>
          </table:table-cell>
          <table:table-cell table:style-name="ACE-0x118e628" table:formula="of:=([.A72]-[.$C$115])^2" office:value-type="float" office:value="7.56899999951299e-13">
            <text:p>0.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6666666667e-05">
            <text:p>0.0000836666666667</text:p>
          </table:table-cell>
          <table:table-cell table:style-name="ACE-0x118e628" table:formula="of:=([.A73]-[.$C$115])^2" office:value-type="float" office:value="1.44146777774841e-11">
            <text:p>0.00000000001441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e-05">
            <text:p>0.0000890000000000</text:p>
          </table:table-cell>
          <table:table-cell table:style-name="ACE-0x118e628" table:formula="of:=([.A74]-[.$C$115])^2" office:value-type="float" office:value="2.36134444446084e-12">
            <text:p>0.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6666666667e-05">
            <text:p>0.0000896666666667</text:p>
          </table:table-cell>
          <table:table-cell table:style-name="ACE-0x118e628" table:formula="of:=([.A75]-[.$C$115])^2" office:value-type="float" office:value="4.85467777794819e-12">
            <text:p>0.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e-05">
            <text:p>0.0000840000000000</text:p>
          </table:table-cell>
          <table:table-cell table:style-name="ACE-0x118e628" table:formula="of:=([.A76]-[.$C$115])^2" office:value-type="float" office:value="1.19946777777408e-11">
            <text:p>0.00000000001199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03333333333e-05">
            <text:p>0.0000903333333333</text:p>
          </table:table-cell>
          <table:table-cell table:style-name="ACE-0x118e628" table:formula="of:=([.A77]-[.$C$115])^2" office:value-type="float" office:value="8.23689999983931e-12">
            <text:p>0.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7.93333333333e-05">
            <text:p>0.0000793333333333</text:p>
          </table:table-cell>
          <table:table-cell table:style-name="ACE-0x118e628" table:formula="of:=([.A78]-[.$C$115])^2" office:value-type="float" office:value="6.60969000004551e-11">
            <text:p>0.0000000000660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7.8e-05">
            <text:p>0.0000780000000000</text:p>
          </table:table-cell>
          <table:table-cell table:style-name="ACE-0x118e628" table:formula="of:=([.A79]-[.$C$115])^2" office:value-type="float" office:value="8.95546777776767e-11">
            <text:p>0.00000000008955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7e-05">
            <text:p>0.0000970000000000</text:p>
          </table:table-cell>
          <table:table-cell table:style-name="ACE-0x118e628" table:formula="of:=([.A80]-[.$C$115])^2" office:value-type="float" office:value="9.09480111112129e-11">
            <text:p>0.00000000009094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3333333333e-05">
            <text:p>0.0000843333333333</text:p>
          </table:table-cell>
          <table:table-cell table:style-name="ACE-0x118e628" table:formula="of:=([.A81]-[.$C$115])^2" office:value-type="float" office:value="9.79690000017523e-12">
            <text:p>0.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63333333333e-05">
            <text:p>0.0000963333333333</text:p>
          </table:table-cell>
          <table:table-cell table:style-name="ACE-0x118e628" table:formula="of:=([.A82]-[.$C$115])^2" office:value-type="float" office:value="7.86768999995033e-11">
            <text:p>0.00000000007867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3333333333e-05">
            <text:p>0.0000883333333333</text:p>
          </table:table-cell>
          <table:table-cell table:style-name="ACE-0x118e628" table:formula="of:=([.A83]-[.$C$115])^2" office:value-type="float" office:value="7.56899999951299e-13">
            <text:p>0.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e-05">
            <text:p>0.0000840000000000</text:p>
          </table:table-cell>
          <table:table-cell table:style-name="ACE-0x118e628" table:formula="of:=([.A84]-[.$C$115])^2" office:value-type="float" office:value="1.19946777777408e-11">
            <text:p>0.00000000001199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2e-05">
            <text:p>0.0000820000000000</text:p>
          </table:table-cell>
          <table:table-cell table:style-name="ACE-0x118e628" table:formula="of:=([.A85]-[.$C$115])^2" office:value-type="float" office:value="2.98480111110528e-11">
            <text:p>0.00000000002984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7.86666666667e-05">
            <text:p>0.0000786666666667</text:p>
          </table:table-cell>
          <table:table-cell table:style-name="ACE-0x118e628" table:formula="of:=([.A86]-[.$C$115])^2" office:value-type="float" office:value="7.7381344443764e-11">
            <text:p>0.00000000007738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56666666667e-05">
            <text:p>0.0000956666666667</text:p>
          </table:table-cell>
          <table:table-cell table:style-name="ACE-0x118e628" table:formula="of:=([.A87]-[.$C$115])^2" office:value-type="float" office:value="6.72946777784122e-11">
            <text:p>0.00000000006729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5e-05">
            <text:p>0.0000950000000000</text:p>
          </table:table-cell>
          <table:table-cell table:style-name="ACE-0x118e628" table:formula="of:=([.A88]-[.$C$115])^2" office:value-type="float" office:value="5.6801344444525e-11">
            <text:p>0.00000000005680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2e-05">
            <text:p>0.0000920000000000</text:p>
          </table:table-cell>
          <table:table-cell table:style-name="ACE-0x118e628" table:formula="of:=([.A89]-[.$C$115])^2" office:value-type="float" office:value="2.05813444444929e-11">
            <text:p>0.00000000002058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03333333333e-05">
            <text:p>0.0000903333333333</text:p>
          </table:table-cell>
          <table:table-cell table:style-name="ACE-0x118e628" table:formula="of:=([.A90]-[.$C$115])^2" office:value-type="float" office:value="8.23689999983931e-12">
            <text:p>0.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e-05">
            <text:p>0.0000880000000000</text:p>
          </table:table-cell>
          <table:table-cell table:style-name="ACE-0x118e628" table:formula="of:=([.A91]-[.$C$115])^2" office:value-type="float" office:value="2.8801111111684e-13">
            <text:p>0.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6666666667e-05">
            <text:p>0.0000836666666667</text:p>
          </table:table-cell>
          <table:table-cell table:style-name="ACE-0x118e628" table:formula="of:=([.A92]-[.$C$115])^2" office:value-type="float" office:value="1.44146777774841e-11">
            <text:p>0.00000000001441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5e-05">
            <text:p>0.0000850000000000</text:p>
          </table:table-cell>
          <table:table-cell table:style-name="ACE-0x118e628" table:formula="of:=([.A93]-[.$C$115])^2" office:value-type="float" office:value="6.06801111108477e-12">
            <text:p>0.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73333333333e-05">
            <text:p>0.0000873333333333</text:p>
          </table:table-cell>
          <table:table-cell table:style-name="ACE-0x118e628" table:formula="of:=([.A94]-[.$C$115])^2" office:value-type="float" office:value="1.690000000728e-14">
            <text:p>0.00000000000001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e-05">
            <text:p>0.0000900000000000</text:p>
          </table:table-cell>
          <table:table-cell table:style-name="ACE-0x118e628" table:formula="of:=([.A95]-[.$C$115])^2" office:value-type="float" office:value="6.4346777778049e-12">
            <text:p>0.00000000000643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3333333333e-05">
            <text:p>0.0000843333333333</text:p>
          </table:table-cell>
          <table:table-cell table:style-name="ACE-0x118e628" table:formula="of:=([.A96]-[.$C$115])^2" office:value-type="float" office:value="9.79690000017523e-12">
            <text:p>0.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6666666667e-05">
            <text:p>0.0000896666666667</text:p>
          </table:table-cell>
          <table:table-cell table:style-name="ACE-0x118e628" table:formula="of:=([.A97]-[.$C$115])^2" office:value-type="float" office:value="4.85467777794819e-12">
            <text:p>0.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83333333333e-05">
            <text:p>0.0000883333333333</text:p>
          </table:table-cell>
          <table:table-cell table:style-name="ACE-0x118e628" table:formula="of:=([.A98]-[.$C$115])^2" office:value-type="float" office:value="7.56899999951299e-13">
            <text:p>0.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03333333333e-05">
            <text:p>0.0000903333333333</text:p>
          </table:table-cell>
          <table:table-cell table:style-name="ACE-0x118e628" table:formula="of:=([.A99]-[.$C$115])^2" office:value-type="float" office:value="8.23689999983931e-12">
            <text:p>0.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13333333333e-05">
            <text:p>0.0000913333333333</text:p>
          </table:table-cell>
          <table:table-cell table:style-name="ACE-0x118e628" table:formula="of:=([.A100]-[.$C$115])^2" office:value-type="float" office:value="1.49768999997833e-11">
            <text:p>0.00000000001497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93333333333e-05">
            <text:p>0.0000893333333333</text:p>
          </table:table-cell>
          <table:table-cell table:style-name="ACE-0x118e628" table:formula="of:=([.A101]-[.$C$115])^2" office:value-type="float" office:value="3.49689999989531e-12">
            <text:p>0.00000000000349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46666666667e-05">
            <text:p>0.0000846666666667</text:p>
          </table:table-cell>
          <table:table-cell table:style-name="ACE-0x118e628" table:formula="of:=([.A102]-[.$C$115])^2" office:value-type="float" office:value="7.82134444422814e-12">
            <text:p>0.0000000000078213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13333333333e-05">
            <text:p>0.0000813333333333</text:p>
          </table:table-cell>
          <table:table-cell table:style-name="ACE-0x118e628" table:formula="of:=([.A103]-[.$C$115])^2" office:value-type="float" office:value="3.75769000003432e-11">
            <text:p>0.00000000003757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7e-05">
            <text:p>0.0000870000000000</text:p>
          </table:table-cell>
          <table:table-cell table:style-name="ACE-0x118e628" table:formula="of:=([.A104]-[.$C$115])^2" office:value-type="float" office:value="2.14677777772829e-13">
            <text:p>0.00000000000021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e-05">
            <text:p>0.0000900000000000</text:p>
          </table:table-cell>
          <table:table-cell table:style-name="ACE-0x118e628" table:formula="of:=([.A105]-[.$C$115])^2" office:value-type="float" office:value="6.4346777778049e-12">
            <text:p>0.0000000000064347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63333333333e-05">
            <text:p>0.0000863333333333</text:p>
          </table:table-cell>
          <table:table-cell table:style-name="ACE-0x118e628" table:formula="of:=([.A106]-[.$C$115])^2" office:value-type="float" office:value="1.27690000006327e-12">
            <text:p>0.00000000000127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8.33333333333e-05">
            <text:p>0.0000833333333333</text:p>
          </table:table-cell>
          <table:table-cell table:style-name="ACE-0x118e628" table:formula="of:=([.A107]-[.$C$115])^2" office:value-type="float" office:value="1.70569000002312e-11">
            <text:p>0.0000000000170569</text:p>
          </table:table-cell>
          <table:table-cell table:number-columns-repeated="254" table:style-name="Gnumeric-default"/>
        </table:table-row>
        <table:table-row table:style-name="AROW-0">
          <table:table-cell table:style-name="ACE-0x118e628" office:value-type="float" office:value="9.7e-05">
            <text:p>0.0000970000000000</text:p>
          </table:table-cell>
          <table:table-cell table:style-name="ACE-0x118e628" table:formula="of:=([.A108]-[.$C$115])^2" office:value-type="float" office:value="9.09480111112129e-11">
            <text:p>0.0000000000909480</text:p>
          </table:table-cell>
          <table:table-cell table:number-columns-repeated="3" table:style-name="ACE-0x118e628"/>
          <table:table-cell table:number-columns-repeated="251" table:style-name="Gnumeric-default"/>
        </table:table-row>
        <table:table-row table:style-name="AROW-0">
          <table:table-cell table:style-name="ACE-0x118e628" office:value-type="float" office:value="7.7e-05">
            <text:p>0.0000770000000000</text:p>
          </table:table-cell>
          <table:table-cell table:style-name="ACE-0x118e628" table:formula="of:=([.A109]-[.$C$115])^2" office:value-type="float" office:value="1.09481344444333e-10">
            <text:p>0.0000000001094813</text:p>
          </table:table-cell>
          <table:table-cell table:number-columns-repeated="3" table:style-name="ACE-0x118e628"/>
          <table:table-cell table:number-columns-repeated="251" table:style-name="Gnumeric-default"/>
        </table:table-row>
        <table:table-row table:style-name="AROW-0">
          <table:table-cell table:style-name="ACE-0x118e628" office:value-type="float" office:value="8.63333333333e-05">
            <text:p>0.0000863333333333</text:p>
          </table:table-cell>
          <table:table-cell table:style-name="ACE-0x118e628" table:formula="of:=([.A110]-[.$C$115])^2" office:value-type="float" office:value="1.27690000006327e-12">
            <text:p>0.0000000000012769</text:p>
          </table:table-cell>
          <table:table-cell table:number-columns-repeated="3" table:style-name="ACE-0x118e628"/>
          <table:table-cell table:number-columns-repeated="251" table:style-name="Gnumeric-default"/>
        </table:table-row>
        <table:table-row table:style-name="AROW-0">
          <table:table-cell table:style-name="ACE-0x118e628" office:value-type="float" office:value="8.36666666667e-05">
            <text:p>0.0000836666666667</text:p>
          </table:table-cell>
          <table:table-cell table:style-name="ACE-0x118e628" table:formula="of:=([.A111]-[.$C$115])^2" office:value-type="float" office:value="1.44146777774841e-11">
            <text:p>0.0000000000144147</text:p>
          </table:table-cell>
          <table:table-cell table:number-columns-repeated="3" table:style-name="ACE-0x118e628"/>
          <table:table-cell table:number-columns-repeated="251" table:style-name="Gnumeric-default"/>
        </table:table-row>
        <table:table-row table:style-name="AROW-0">
          <table:table-cell table:style-name="ACE-0x118e628" office:value-type="float" office:value="8.53333333333e-05">
            <text:p>0.0000853333333333</text:p>
          </table:table-cell>
          <table:table-cell table:style-name="ACE-0x118e628" table:formula="of:=([.A112]-[.$C$115])^2" office:value-type="float" office:value="4.53690000011926e-12">
            <text:p>0.0000000000045369</text:p>
          </table:table-cell>
          <table:table-cell table:number-columns-repeated="3" table:style-name="ACE-0x118e628"/>
          <table:table-cell table:number-columns-repeated="251" table:style-name="Gnumeric-default"/>
        </table:table-row>
        <table:table-row table:style-name="AROW-0">
          <table:table-cell table:style-name="ACE-0x118e628" office:value-type="float" office:value="8.4e-05">
            <text:p>0.0000840000000000</text:p>
          </table:table-cell>
          <table:table-cell table:style-name="ACE-0x118e628" table:formula="of:=([.A113]-[.$C$115])^2" office:value-type="float" office:value="1.19946777777408e-11">
            <text:p>0.0000000000119947</text:p>
          </table:table-cell>
          <table:table-cell table:number-columns-repeated="3" table:style-name="ACE-0x118e628"/>
          <table:table-cell table:number-columns-repeated="251" table:style-name="Gnumeric-default"/>
        </table:table-row>
        <table:table-row table:style-name="AROW-0">
          <table:table-cell table:number-columns-repeated="5" table:style-name="ACE-0x118e628"/>
          <table:table-cell table:number-columns-repeated="251" table:style-name="Gnumeric-default"/>
        </table:table-row>
        <table:table-row table:style-name="AROW-0">
          <table:table-cell table:style-name="ACE-0x118e628"/>
          <table:table-cell table:style-name="ACE-0x118e868" office:value-type="string" office:string-value="M">
            <text:p>M</text:p>
          </table:table-cell>
          <table:table-cell table:style-name="ACE-0x118e988" table:formula="of:=AVERAGE([.A14:.A113])" office:value-type="float" office:value="8.7463333333328e-05">
            <text:p>0.0000874633333333</text:p>
          </table:table-cell>
          <table:table-cell table:number-columns-repeated="2" table:style-name="ACE-0x118e628"/>
          <table:table-cell table:number-columns-repeated="251" table:style-name="Gnumeric-default"/>
        </table:table-row>
        <table:table-row table:style-name="AROW-0">
          <table:table-cell table:style-name="ACE-0x118e628"/>
          <table:table-cell table:style-name="ACE-0x118e988" office:value-type="string" office:string-value="sigma">
            <text:p>sigma</text:p>
          </table:table-cell>
          <table:table-cell table:style-name="ACE-0x118e988" table:formula="of:=SQRT(SUM([.$B$14:.$B$113])/ROWS([.B14:.B113]))" office:value-type="float" office:value="4.97815115167373e-06">
            <text:p>0.0000049781511517</text:p>
          </table:table-cell>
          <table:table-cell table:number-columns-repeated="2" table:style-name="ACE-0x118e628"/>
          <table:table-cell table:number-columns-repeated="251" table:style-name="Gnumeric-default"/>
        </table:table-row>
        <table:table-row table:style-name="AROW-0">
          <table:table-cell table:number-columns-repeated="5" table:style-name="ACE-0x118e628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">
          <table:table-cell table:number-columns-repeated="5" table:style-name="ACE-0x118e628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Gnumeric-default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8">
          <table:table-cell table:number-columns-repeated="5" table:style-name="Gnumeric-default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127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R=136'.$A$1"/>
          <table:named-expression table:name="Sheet_Title" table:expression="of:=&quot;R=136&quot;" table:base-cell-address="$'R=136'.$A$1"/>
        </table:named-expressions>
      </table:table>
      <table:table table:name="R=100" table:style-name="ta-0x100d400" table:print="false">
        <office:forms form:automatic-focus="false" form:apply-design-mode="false">
          <form:form/>
        </office:forms>
        <table:table-column table:default-cell-style-name="ACE-0x118e088" table:style-name="ACOL-7" table:number-columns-repeated="3"/>
        <table:table-column table:default-cell-style-name="ACE-0x118e088" table:style-name="ACOL-6" table:number-columns-repeated="253"/>
        <table:table-row table:style-name="AROW-1">
          <table:table-cell table:style-name="ACE-0x118e088" office:value-type="string" office:string-value="results (100x3000000)">
            <text:p>results (100x3000000)</text:p>
          </table:table-cell>
          <table:table-cell table:style-name="ACE-0x118e088" office:value-type="string" office:string-value="(x_i - x_average)^2">
            <text:p>(x_i - x_average)^2</text:p>
          </table:table-cell>
          <table:table-cell table:number-columns-repeated="254" table:style-name="ACE-0x118e088"/>
        </table:table-row>
        <table:table-row table:style-name="AROW-0">
          <table:table-cell table:number-columns-repeated="256" table:style-name="ACE-0x118e088"/>
        </table:table-row>
        <table:table-row table:style-name="AROW-0">
          <table:table-cell table:style-name="ACE-0x118eaa8" office:value-type="float" office:value="0.0001713333333333">
            <text:p>0.00017133333333</text:p>
          </table:table-cell>
          <table:table-cell table:style-name="ACE-0x118e088" table:formula="of:=([.A3]-[.$C$104])^2" office:value-type="float" office:value="1.10390044443758e-10">
            <text:p>0.00000000011039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96666666667">
            <text:p>0.00016966666667</text:p>
          </table:table-cell>
          <table:table-cell table:style-name="ACE-0x118e088" table:formula="of:=([.A4]-[.$C$104])^2" office:value-type="float" office:value="7.8145600000601e-11">
            <text:p>0.0000000000781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3">
            <text:p>0.000153</text:p>
          </table:table-cell>
          <table:table-cell table:style-name="ACE-0x118e088" table:formula="of:=([.A5]-[.$C$104])^2" office:value-type="float" office:value="6.12567111111006e-11">
            <text:p>0.00000000006125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86666666667">
            <text:p>0.00016866666667</text:p>
          </table:table-cell>
          <table:table-cell table:style-name="ACE-0x118e088" table:formula="of:=([.A6]-[.$C$104])^2" office:value-type="float" office:value="6.14656000005331e-11">
            <text:p>0.0000000000614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4">
            <text:p>0.000164</text:p>
          </table:table-cell>
          <table:table-cell table:style-name="ACE-0x118e088" table:formula="of:=([.A7]-[.$C$104])^2" office:value-type="float" office:value="1.00700444444487e-11">
            <text:p>0.00000000001007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7">
            <text:p>0.000157</text:p>
          </table:table-cell>
          <table:table-cell table:style-name="ACE-0x118e088" table:formula="of:=([.A8]-[.$C$104])^2" office:value-type="float" office:value="1.46433777777727e-11">
            <text:p>0.00000000001464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423333333333">
            <text:p>0.00014233333333</text:p>
          </table:table-cell>
          <table:table-cell table:style-name="ACE-0x118e088" table:formula="of:=([.A9]-[.$C$104])^2" office:value-type="float" office:value="3.42003377778986e-10">
            <text:p>0.00000000034200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03333333333">
            <text:p>0.00017033333333</text:p>
          </table:table-cell>
          <table:table-cell table:style-name="ACE-0x118e088" table:formula="of:=([.A10]-[.$C$104])^2" office:value-type="float" office:value="9.03767111104901e-11">
            <text:p>0.00000000009037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13333333333">
            <text:p>0.00017133333333</text:p>
          </table:table-cell>
          <table:table-cell table:style-name="ACE-0x118e088" table:formula="of:=([.A11]-[.$C$104])^2" office:value-type="float" office:value="1.10390044443758e-10">
            <text:p>0.00000000011039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33333333333">
            <text:p>0.00016333333333</text:p>
          </table:table-cell>
          <table:table-cell table:style-name="ACE-0x118e088" table:formula="of:=([.A12]-[.$C$104])^2" office:value-type="float" office:value="6.283377777614e-12">
            <text:p>0.00000000000628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13333333333">
            <text:p>0.00017133333333</text:p>
          </table:table-cell>
          <table:table-cell table:style-name="ACE-0x118e088" table:formula="of:=([.A13]-[.$C$104])^2" office:value-type="float" office:value="1.10390044443758e-10">
            <text:p>0.00000000011039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13333333333">
            <text:p>0.00016133333333</text:p>
          </table:table-cell>
          <table:table-cell table:style-name="ACE-0x118e088" table:formula="of:=([.A14]-[.$C$104])^2" office:value-type="float" office:value="2.56711111078014e-13">
            <text:p>0.00000000000025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43333333333">
            <text:p>0.00015433333333</text:p>
          </table:table-cell>
          <table:table-cell table:style-name="ACE-0x118e088" table:formula="of:=([.A15]-[.$C$104])^2" office:value-type="float" office:value="4.2163377778202e-11">
            <text:p>0.00000000004216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8">
            <text:p>0.000168</text:p>
          </table:table-cell>
          <table:table-cell table:style-name="ACE-0x118e088" table:formula="of:=([.A16]-[.$C$104])^2" office:value-type="float" office:value="5.14567111111206e-11">
            <text:p>0.00000000005145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46666666667">
            <text:p>0.00015466666667</text:p>
          </table:table-cell>
          <table:table-cell table:style-name="ACE-0x118e088" table:formula="of:=([.A17]-[.$C$104])^2" office:value-type="float" office:value="3.7945599999581e-11">
            <text:p>0.0000000000379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406666666667">
            <text:p>0.00014066666667</text:p>
          </table:table-cell>
          <table:table-cell table:style-name="ACE-0x118e088" table:formula="of:=([.A18]-[.$C$104])^2" office:value-type="float" office:value="4.06425599998629e-10">
            <text:p>0.0000000004064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">
            <text:p>0.00017</text:p>
          </table:table-cell>
          <table:table-cell table:style-name="ACE-0x118e088" table:formula="of:=([.A19]-[.$C$104])^2" office:value-type="float" office:value="8.41500444444569e-11">
            <text:p>0.00000000008415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46666666667">
            <text:p>0.00016466666667</text:p>
          </table:table-cell>
          <table:table-cell table:style-name="ACE-0x118e088" table:formula="of:=([.A20]-[.$C$104])^2" office:value-type="float" office:value="1.47456000002612e-11">
            <text:p>0.0000000000147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73333333333">
            <text:p>0.00016733333333</text:p>
          </table:table-cell>
          <table:table-cell table:style-name="ACE-0x118e088" table:formula="of:=([.A21]-[.$C$104])^2" office:value-type="float" office:value="4.23367111106859e-11">
            <text:p>0.00000000004233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3">
            <text:p>0.000153</text:p>
          </table:table-cell>
          <table:table-cell table:style-name="ACE-0x118e088" table:formula="of:=([.A22]-[.$C$104])^2" office:value-type="float" office:value="6.12567111111006e-11">
            <text:p>0.00000000006125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5">
            <text:p>0.000165</text:p>
          </table:table-cell>
          <table:table-cell table:style-name="ACE-0x118e088" table:formula="of:=([.A23]-[.$C$104])^2" office:value-type="float" office:value="1.74167111111167e-11">
            <text:p>0.00000000001741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1">
            <text:p>0.000151</text:p>
          </table:table-cell>
          <table:table-cell table:style-name="ACE-0x118e088" table:formula="of:=([.A24]-[.$C$104])^2" office:value-type="float" office:value="9.65633777777644e-11">
            <text:p>0.00000000009656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463333333333">
            <text:p>0.00014633333333</text:p>
          </table:table-cell>
          <table:table-cell table:style-name="ACE-0x118e088" table:formula="of:=([.A25]-[.$C$104])^2" office:value-type="float" office:value="2.10056711112058e-10">
            <text:p>0.00000000021005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53333333333">
            <text:p>0.00015533333333</text:p>
          </table:table-cell>
          <table:table-cell table:style-name="ACE-0x118e088" table:formula="of:=([.A26]-[.$C$104])^2" office:value-type="float" office:value="3.01767111114701e-11">
            <text:p>0.00000000003017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496666666667">
            <text:p>0.00014966666667</text:p>
          </table:table-cell>
          <table:table-cell table:style-name="ACE-0x118e088" table:formula="of:=([.A27]-[.$C$104])^2" office:value-type="float" office:value="1.24545599999241e-10">
            <text:p>0.0000000001245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7">
            <text:p>0.000167</text:p>
          </table:table-cell>
          <table:table-cell table:style-name="ACE-0x118e088" table:formula="of:=([.A28]-[.$C$104])^2" office:value-type="float" office:value="3.81100444444526e-11">
            <text:p>0.00000000003811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33333333333">
            <text:p>0.00015333333333</text:p>
          </table:table-cell>
          <table:table-cell table:style-name="ACE-0x118e088" table:formula="of:=([.A29]-[.$C$104])^2" office:value-type="float" office:value="5.6150044444934e-11">
            <text:p>0.00000000005615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26666666667">
            <text:p>0.00016266666667</text:p>
          </table:table-cell>
          <table:table-cell table:style-name="ACE-0x118e088" table:formula="of:=([.A30]-[.$C$104])^2" office:value-type="float" office:value="3.38560000012517e-12">
            <text:p>0.00000000000338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1">
            <text:p>0.000151</text:p>
          </table:table-cell>
          <table:table-cell table:style-name="ACE-0x118e088" table:formula="of:=([.A31]-[.$C$104])^2" office:value-type="float" office:value="9.65633777777644e-11">
            <text:p>0.00000000009656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83333333333">
            <text:p>0.00015833333333</text:p>
          </table:table-cell>
          <table:table-cell table:style-name="ACE-0x118e088" table:formula="of:=([.A32]-[.$C$104])^2" office:value-type="float" office:value="6.21671111127394e-12">
            <text:p>0.00000000000621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8">
            <text:p>0.000158</text:p>
          </table:table-cell>
          <table:table-cell table:style-name="ACE-0x118e088" table:formula="of:=([.A33]-[.$C$104])^2" office:value-type="float" office:value="7.99004444444072e-12">
            <text:p>0.00000000000799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9">
            <text:p>0.000169</text:p>
          </table:table-cell>
          <table:table-cell table:style-name="ACE-0x118e088" table:formula="of:=([.A34]-[.$C$104])^2" office:value-type="float" office:value="6.68033777777885e-11">
            <text:p>0.00000000006680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46666666667">
            <text:p>0.00016466666667</text:p>
          </table:table-cell>
          <table:table-cell table:style-name="ACE-0x118e088" table:formula="of:=([.A35]-[.$C$104])^2" office:value-type="float" office:value="1.47456000002612e-11">
            <text:p>0.0000000000147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43333333333">
            <text:p>0.00016433333333</text:p>
          </table:table-cell>
          <table:table-cell table:style-name="ACE-0x118e088" table:formula="of:=([.A36]-[.$C$104])^2" office:value-type="float" office:value="1.2296711110882e-11">
            <text:p>0.00000000001229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96666666667">
            <text:p>0.00015966666667</text:p>
          </table:table-cell>
          <table:table-cell table:style-name="ACE-0x118e088" table:formula="of:=([.A37]-[.$C$104])^2" office:value-type="float" office:value="1.34559999992113e-12">
            <text:p>0.0000000000013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36666666667">
            <text:p>0.00016366666667</text:p>
          </table:table-cell>
          <table:table-cell table:style-name="ACE-0x118e088" table:formula="of:=([.A38]-[.$C$104])^2" office:value-type="float" office:value="8.06560000019318e-12">
            <text:p>0.0000000000080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1">
            <text:p>0.000161</text:p>
          </table:table-cell>
          <table:table-cell table:style-name="ACE-0x118e088" table:formula="of:=([.A39]-[.$C$104])^2" office:value-type="float" office:value="3.00444444446796e-14">
            <text:p>0.00000000000003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86666666667">
            <text:p>0.00015866666667</text:p>
          </table:table-cell>
          <table:table-cell table:style-name="ACE-0x118e088" table:formula="of:=([.A40]-[.$C$104])^2" office:value-type="float" office:value="4.66559999985313e-12">
            <text:p>0.0000000000046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53333333333">
            <text:p>0.00016533333333</text:p>
          </table:table-cell>
          <table:table-cell table:style-name="ACE-0x118e088" table:formula="of:=([.A41]-[.$C$104])^2" office:value-type="float" office:value="2.03100444441499e-11">
            <text:p>0.00000000002031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56666666667">
            <text:p>0.00015566666667</text:p>
          </table:table-cell>
          <table:table-cell table:style-name="ACE-0x118e088" table:formula="of:=([.A42]-[.$C$104])^2" office:value-type="float" office:value="2.66255999996491e-11">
            <text:p>0.0000000000266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13333333333">
            <text:p>0.00015133333333</text:p>
          </table:table-cell>
          <table:table-cell table:style-name="ACE-0x118e088" table:formula="of:=([.A43]-[.$C$104])^2" office:value-type="float" office:value="9.01233777783979e-11">
            <text:p>0.00000000009012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486666666667">
            <text:p>0.00014866666667</text:p>
          </table:table-cell>
          <table:table-cell table:style-name="ACE-0x118e088" table:formula="of:=([.A44]-[.$C$104])^2" office:value-type="float" office:value="1.47865599999173e-10">
            <text:p>0.0000000001478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16666666667">
            <text:p>0.00017166666667</text:p>
          </table:table-cell>
          <table:table-cell table:style-name="ACE-0x118e088" table:formula="of:=([.A45]-[.$C$104])^2" office:value-type="float" office:value="1.17505600000737e-10">
            <text:p>0.00000000011750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9">
            <text:p>0.000169</text:p>
          </table:table-cell>
          <table:table-cell table:style-name="ACE-0x118e088" table:formula="of:=([.A46]-[.$C$104])^2" office:value-type="float" office:value="6.68033777777885e-11">
            <text:p>0.00000000006680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26666666667">
            <text:p>0.00016266666667</text:p>
          </table:table-cell>
          <table:table-cell table:style-name="ACE-0x118e088" table:formula="of:=([.A47]-[.$C$104])^2" office:value-type="float" office:value="3.38560000012517e-12">
            <text:p>0.00000000000338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43333333333">
            <text:p>0.00017433333333</text:p>
          </table:table-cell>
          <table:table-cell table:style-name="ACE-0x118e088" table:formula="of:=([.A48]-[.$C$104])^2" office:value-type="float" office:value="1.82430044443562e-10">
            <text:p>0.00000000018243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23333333333">
            <text:p>0.00015233333333</text:p>
          </table:table-cell>
          <table:table-cell table:style-name="ACE-0x118e088" table:formula="of:=([.A49]-[.$C$104])^2" office:value-type="float" office:value="7.2136711111666e-11">
            <text:p>0.00000000007213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33333333333">
            <text:p>0.00016333333333</text:p>
          </table:table-cell>
          <table:table-cell table:style-name="ACE-0x118e088" table:formula="of:=([.A50]-[.$C$104])^2" office:value-type="float" office:value="6.283377777614e-12">
            <text:p>0.00000000000628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8">
            <text:p>0.000158</text:p>
          </table:table-cell>
          <table:table-cell table:style-name="ACE-0x118e088" table:formula="of:=([.A51]-[.$C$104])^2" office:value-type="float" office:value="7.99004444444072e-12">
            <text:p>0.00000000000799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2">
            <text:p>0.000162</text:p>
          </table:table-cell>
          <table:table-cell table:style-name="ACE-0x118e088" table:formula="of:=([.A52]-[.$C$104])^2" office:value-type="float" office:value="1.3767111111127e-12">
            <text:p>0.00000000000137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6">
            <text:p>0.000156</text:p>
          </table:table-cell>
          <table:table-cell table:style-name="ACE-0x118e088" table:formula="of:=([.A53]-[.$C$104])^2" office:value-type="float" office:value="2.32967111111047e-11">
            <text:p>0.00000000002329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46666666667">
            <text:p>0.00016466666667</text:p>
          </table:table-cell>
          <table:table-cell table:style-name="ACE-0x118e088" table:formula="of:=([.A54]-[.$C$104])^2" office:value-type="float" office:value="1.47456000002612e-11">
            <text:p>0.0000000000147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43333333333">
            <text:p>0.00015433333333</text:p>
          </table:table-cell>
          <table:table-cell table:style-name="ACE-0x118e088" table:formula="of:=([.A55]-[.$C$104])^2" office:value-type="float" office:value="4.2163377778202e-11">
            <text:p>0.00000000004216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">
            <text:p>0.00016</text:p>
          </table:table-cell>
          <table:table-cell table:style-name="ACE-0x118e088" table:formula="of:=([.A56]-[.$C$104])^2" office:value-type="float" office:value="6.83377777776652e-13">
            <text:p>0.00000000000068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93333333333">
            <text:p>0.00015933333333</text:p>
          </table:table-cell>
          <table:table-cell table:style-name="ACE-0x118e088" table:formula="of:=([.A57]-[.$C$104])^2" office:value-type="float" office:value="2.23004444454198e-12">
            <text:p>0.00000000000223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63333333333">
            <text:p>0.00016633333333</text:p>
          </table:table-cell>
          <table:table-cell table:style-name="ACE-0x118e088" table:formula="of:=([.A58]-[.$C$104])^2" office:value-type="float" office:value="3.03233777774179e-11">
            <text:p>0.00000000003032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06666666667">
            <text:p>0.00016066666667</text:p>
          </table:table-cell>
          <table:table-cell table:style-name="ACE-0x118e088" table:formula="of:=([.A59]-[.$C$104])^2" office:value-type="float" office:value="2.55999999891228e-14">
            <text:p>0.0000000000000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26666666667">
            <text:p>0.00016266666667</text:p>
          </table:table-cell>
          <table:table-cell table:style-name="ACE-0x118e088" table:formula="of:=([.A60]-[.$C$104])^2" office:value-type="float" office:value="3.38560000012517e-12">
            <text:p>0.00000000000338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46666666667">
            <text:p>0.00016466666667</text:p>
          </table:table-cell>
          <table:table-cell table:style-name="ACE-0x118e088" table:formula="of:=([.A61]-[.$C$104])^2" office:value-type="float" office:value="1.47456000002612e-11">
            <text:p>0.0000000000147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56666666667">
            <text:p>0.00017566666667</text:p>
          </table:table-cell>
          <table:table-cell table:style-name="ACE-0x118e088" table:formula="of:=([.A62]-[.$C$104])^2" office:value-type="float" office:value="2.20225600001009e-10">
            <text:p>0.0000000002202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36666666667">
            <text:p>0.00016366666667</text:p>
          </table:table-cell>
          <table:table-cell table:style-name="ACE-0x118e088" table:formula="of:=([.A63]-[.$C$104])^2" office:value-type="float" office:value="8.06560000019318e-12">
            <text:p>0.0000000000080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86666666667">
            <text:p>0.00016866666667</text:p>
          </table:table-cell>
          <table:table-cell table:style-name="ACE-0x118e088" table:formula="of:=([.A64]-[.$C$104])^2" office:value-type="float" office:value="6.14656000005331e-11">
            <text:p>0.0000000000614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36666666667">
            <text:p>0.00015366666667</text:p>
          </table:table-cell>
          <table:table-cell table:style-name="ACE-0x118e088" table:formula="of:=([.A65]-[.$C$104])^2" office:value-type="float" office:value="5.1265599999513e-11">
            <text:p>0.0000000000512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46666666667">
            <text:p>0.00017466666667</text:p>
          </table:table-cell>
          <table:table-cell table:style-name="ACE-0x118e088" table:formula="of:=([.A66]-[.$C$104])^2" office:value-type="float" office:value="1.91545600000941e-10">
            <text:p>0.00000000019154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76666666667">
            <text:p>0.00016766666667</text:p>
          </table:table-cell>
          <table:table-cell table:style-name="ACE-0x118e088" table:formula="of:=([.A67]-[.$C$104])^2" office:value-type="float" office:value="4.67856000004651e-11">
            <text:p>0.00000000004678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73333333333">
            <text:p>0.00015733333333</text:p>
          </table:table-cell>
          <table:table-cell table:style-name="ACE-0x118e088" table:formula="of:=([.A68]-[.$C$104])^2" office:value-type="float" office:value="1.22033777780061e-11">
            <text:p>0.00000000001220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03333333333">
            <text:p>0.00015033333333</text:p>
          </table:table-cell>
          <table:table-cell table:style-name="ACE-0x118e088" table:formula="of:=([.A69]-[.$C$104])^2" office:value-type="float" office:value="1.1011004444513e-10">
            <text:p>0.00000000011011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4">
            <text:p>0.000174</text:p>
          </table:table-cell>
          <table:table-cell table:style-name="ACE-0x118e088" table:formula="of:=([.A70]-[.$C$104])^2" office:value-type="float" office:value="1.73536711111129e-10">
            <text:p>0.00000000017353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6">
            <text:p>0.000166</text:p>
          </table:table-cell>
          <table:table-cell table:style-name="ACE-0x118e088" table:formula="of:=([.A71]-[.$C$104])^2" office:value-type="float" office:value="2.67633777777847e-11">
            <text:p>0.00000000002676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383333333333">
            <text:p>0.00013833333333</text:p>
          </table:table-cell>
          <table:table-cell table:style-name="ACE-0x118e088" table:formula="of:=([.A72]-[.$C$104])^2" office:value-type="float" office:value="5.05950044445915e-10">
            <text:p>0.00000000050595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33333333333">
            <text:p>0.00017333333333</text:p>
          </table:table-cell>
          <table:table-cell table:style-name="ACE-0x118e088" table:formula="of:=([.A73]-[.$C$104])^2" office:value-type="float" office:value="1.56416711110294e-10">
            <text:p>0.00000000015641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26666666667">
            <text:p>0.00016266666667</text:p>
          </table:table-cell>
          <table:table-cell table:style-name="ACE-0x118e088" table:formula="of:=([.A74]-[.$C$104])^2" office:value-type="float" office:value="3.38560000012517e-12">
            <text:p>0.00000000000338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03333333333">
            <text:p>0.00016033333333</text:p>
          </table:table-cell>
          <table:table-cell table:style-name="ACE-0x118e088" table:formula="of:=([.A75]-[.$C$104])^2" office:value-type="float" office:value="2.43377777810001e-13">
            <text:p>0.00000000000024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33333333333">
            <text:p>0.00015333333333</text:p>
          </table:table-cell>
          <table:table-cell table:style-name="ACE-0x118e088" table:formula="of:=([.A76]-[.$C$104])^2" office:value-type="float" office:value="5.6150044444934e-11">
            <text:p>0.00000000005615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13333333333">
            <text:p>0.00016133333333</text:p>
          </table:table-cell>
          <table:table-cell table:style-name="ACE-0x118e088" table:formula="of:=([.A77]-[.$C$104])^2" office:value-type="float" office:value="2.56711111078014e-13">
            <text:p>0.00000000000025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16666666667">
            <text:p>0.00015166666667</text:p>
          </table:table-cell>
          <table:table-cell table:style-name="ACE-0x118e088" table:formula="of:=([.A78]-[.$C$104])^2" office:value-type="float" office:value="8.39055999993773e-11">
            <text:p>0.00000000008390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56666666667">
            <text:p>0.00015566666667</text:p>
          </table:table-cell>
          <table:table-cell table:style-name="ACE-0x118e088" table:formula="of:=([.A79]-[.$C$104])^2" office:value-type="float" office:value="2.66255999996491e-11">
            <text:p>0.0000000000266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06666666667">
            <text:p>0.00017066666667</text:p>
          </table:table-cell>
          <table:table-cell table:style-name="ACE-0x118e088" table:formula="of:=([.A80]-[.$C$104])^2" office:value-type="float" office:value="9.68256000006689e-11">
            <text:p>0.0000000000968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56666666667">
            <text:p>0.00016566666667</text:p>
          </table:table-cell>
          <table:table-cell table:style-name="ACE-0x118e088" table:formula="of:=([.A81]-[.$C$104])^2" office:value-type="float" office:value="2.34256000003292e-11">
            <text:p>0.0000000000234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3">
            <text:p>0.000163</text:p>
          </table:table-cell>
          <table:table-cell table:style-name="ACE-0x118e088" table:formula="of:=([.A82]-[.$C$104])^2" office:value-type="float" office:value="4.7233777777807e-12">
            <text:p>0.00000000000472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93333333333">
            <text:p>0.00015933333333</text:p>
          </table:table-cell>
          <table:table-cell table:style-name="ACE-0x118e088" table:formula="of:=([.A83]-[.$C$104])^2" office:value-type="float" office:value="2.23004444454198e-12">
            <text:p>0.00000000000223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03333333333">
            <text:p>0.00015033333333</text:p>
          </table:table-cell>
          <table:table-cell table:style-name="ACE-0x118e088" table:formula="of:=([.A84]-[.$C$104])^2" office:value-type="float" office:value="1.1011004444513e-10">
            <text:p>0.00000000011011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466666666667">
            <text:p>0.00014666666667</text:p>
          </table:table-cell>
          <table:table-cell table:style-name="ACE-0x118e088" table:formula="of:=([.A85]-[.$C$104])^2" office:value-type="float" office:value="2.00505599999037e-10">
            <text:p>0.00000000020050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06666666667">
            <text:p>0.00016066666667</text:p>
          </table:table-cell>
          <table:table-cell table:style-name="ACE-0x118e088" table:formula="of:=([.A86]-[.$C$104])^2" office:value-type="float" office:value="2.55999999891228e-14">
            <text:p>0.00000000000002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73333333333">
            <text:p>0.00015733333333</text:p>
          </table:table-cell>
          <table:table-cell table:style-name="ACE-0x118e088" table:formula="of:=([.A87]-[.$C$104])^2" office:value-type="float" office:value="1.22033777780061e-11">
            <text:p>0.00000000001220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13333333333">
            <text:p>0.00016133333333</text:p>
          </table:table-cell>
          <table:table-cell table:style-name="ACE-0x118e088" table:formula="of:=([.A88]-[.$C$104])^2" office:value-type="float" office:value="2.56711111078014e-13">
            <text:p>0.00000000000025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776666666667">
            <text:p>0.00017766666667</text:p>
          </table:table-cell>
          <table:table-cell table:style-name="ACE-0x118e088" table:formula="of:=([.A89]-[.$C$104])^2" office:value-type="float" office:value="2.83585600001145e-10">
            <text:p>0.00000000028358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33333333333">
            <text:p>0.00015333333333</text:p>
          </table:table-cell>
          <table:table-cell table:style-name="ACE-0x118e088" table:formula="of:=([.A90]-[.$C$104])^2" office:value-type="float" office:value="5.6150044444934e-11">
            <text:p>0.00000000005615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66666666667">
            <text:p>0.00016666666667</text:p>
          </table:table-cell>
          <table:table-cell table:style-name="ACE-0x118e088" table:formula="of:=([.A91]-[.$C$104])^2" office:value-type="float" office:value="3.41056000003971e-11">
            <text:p>0.00000000003410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86666666667">
            <text:p>0.00016866666667</text:p>
          </table:table-cell>
          <table:table-cell table:style-name="ACE-0x118e088" table:formula="of:=([.A92]-[.$C$104])^2" office:value-type="float" office:value="6.14656000005331e-11">
            <text:p>0.0000000000614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73333333333">
            <text:p>0.00015733333333</text:p>
          </table:table-cell>
          <table:table-cell table:style-name="ACE-0x118e088" table:formula="of:=([.A93]-[.$C$104])^2" office:value-type="float" office:value="1.22033777780061e-11">
            <text:p>0.00000000001220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63333333333">
            <text:p>0.00016633333333</text:p>
          </table:table-cell>
          <table:table-cell table:style-name="ACE-0x118e088" table:formula="of:=([.A94]-[.$C$104])^2" office:value-type="float" office:value="3.03233777774179e-11">
            <text:p>0.0000000000303234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36666666667">
            <text:p>0.00015366666667</text:p>
          </table:table-cell>
          <table:table-cell table:style-name="ACE-0x118e088" table:formula="of:=([.A95]-[.$C$104])^2" office:value-type="float" office:value="5.1265599999513e-11">
            <text:p>0.0000000000512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53333333333">
            <text:p>0.00015533333333</text:p>
          </table:table-cell>
          <table:table-cell table:style-name="ACE-0x118e088" table:formula="of:=([.A96]-[.$C$104])^2" office:value-type="float" office:value="3.01767111114701e-11">
            <text:p>0.00000000003017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563333333333">
            <text:p>0.00015633333333</text:p>
          </table:table-cell>
          <table:table-cell table:style-name="ACE-0x118e088" table:formula="of:=([.A97]-[.$C$104])^2" office:value-type="float" office:value="2.01900444447381e-11">
            <text:p>0.00000000002019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86666666667">
            <text:p>0.00016866666667</text:p>
          </table:table-cell>
          <table:table-cell table:style-name="ACE-0x118e088" table:formula="of:=([.A98]-[.$C$104])^2" office:value-type="float" office:value="6.14656000005331e-11">
            <text:p>0.0000000000614656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2">
            <text:p>0.000162</text:p>
          </table:table-cell>
          <table:table-cell table:style-name="ACE-0x118e088" table:formula="of:=([.A99]-[.$C$104])^2" office:value-type="float" office:value="1.3767111111127e-12">
            <text:p>0.0000000000013767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7">
            <text:p>0.000167</text:p>
          </table:table-cell>
          <table:table-cell table:style-name="ACE-0x118e088" table:formula="of:=([.A100]-[.$C$104])^2" office:value-type="float" office:value="3.81100444444526e-11">
            <text:p>0.00000000003811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623333333333">
            <text:p>0.00016233333333</text:p>
          </table:table-cell>
          <table:table-cell table:style-name="ACE-0x118e088" table:formula="of:=([.A101]-[.$C$104])^2" office:value-type="float" office:value="2.27004444434601e-12">
            <text:p>0.0000000000022700</text:p>
          </table:table-cell>
          <table:table-cell table:number-columns-repeated="254" table:style-name="ACE-0x118e088"/>
        </table:table-row>
        <table:table-row table:style-name="AROW-0">
          <table:table-cell table:style-name="ACE-0x118eaa8" office:value-type="float" office:value="0.000146">
            <text:p>0.000146</text:p>
          </table:table-cell>
          <table:table-cell table:style-name="ACE-0x118e088" table:formula="of:=([.A102]-[.$C$104])^2" office:value-type="float" office:value="2.19830044444425e-10">
            <text:p>0.0000000002198300</text:p>
          </table:table-cell>
          <table:table-cell table:number-columns-repeated="254" table:style-name="ACE-0x118e088"/>
        </table:table-row>
        <table:table-row table:style-name="AROW-0">
          <table:table-cell table:number-columns-repeated="256" table:style-name="ACE-0x118e088"/>
        </table:table-row>
        <table:table-row table:style-name="AROW-0">
          <table:table-cell table:style-name="ACE-0x118e088"/>
          <table:table-cell table:style-name="ACE-0x118df68" office:value-type="string" office:string-value="M">
            <text:p>M</text:p>
          </table:table-cell>
          <table:table-cell table:style-name="ACE-0x118df68" table:formula="of:=AVERAGE([.A3:.A102])" office:value-type="float" office:value="0.000160826666666666">
            <text:p>0.0001608266666667</text:p>
          </table:table-cell>
          <table:table-cell table:number-columns-repeated="253" table:style-name="ACE-0x118e088"/>
        </table:table-row>
        <table:table-row table:style-name="AROW-0">
          <table:table-cell table:style-name="ACE-0x118e088"/>
          <table:table-cell table:style-name="ACE-0x118df68" office:value-type="string" office:string-value="sigma">
            <text:p>sigma</text:p>
          </table:table-cell>
          <table:table-cell table:style-name="ACE-0x118df68" table:formula="of:=SQRT(SUM([.$B$3:.$B$102])/ROWS([.B3:.B102]))" office:value-type="float" office:value="8.05818838201707e-06">
            <text:p>0.0000080581883820</text:p>
          </table:table-cell>
          <table:table-cell table:number-columns-repeated="253" table:style-name="ACE-0x118e088"/>
        </table:table-row>
        <table:table-row table:style-name="AROW-0">
          <table:table-cell table:number-columns-repeated="8" table:style-name="ACE-0x118e088"/>
          <table:table-cell table:number-columns-repeated="56" table:style-name="ACE-0x118e088"/>
          <table:table-cell table:number-columns-repeated="192" table:style-name="ACE-0x118e088"/>
        </table:table-row>
        <table:table-row table:style-name="AROW-0" table:number-rows-repeated="6">
          <table:table-cell table:number-columns-repeated="8" table:style-name="ACE-0x118e088"/>
          <table:table-cell table:number-columns-repeated="56" table:style-name="ACE-0x118e088"/>
          <table:table-cell table:number-columns-repeated="192" table:style-name="ACE-0x118e088"/>
        </table:table-row>
        <table:table-row table:style-name="AROW-0">
          <table:table-cell table:number-columns-repeated="8" table:style-name="ACE-0x118e088"/>
          <table:table-cell table:number-columns-repeated="56" table:style-name="ACE-0x118e088"/>
          <table:table-cell table:number-columns-repeated="192" table:style-name="ACE-0x118e088"/>
        </table:table-row>
        <table:table-row table:style-name="AROW-0" table:number-rows-repeated="141">
          <table:table-cell table:number-columns-repeated="8" table:style-name="ACE-0x118e088"/>
          <table:table-cell table:number-columns-repeated="56" table:style-name="ACE-0x118e088"/>
          <table:table-cell table:number-columns-repeated="192" table:style-name="ACE-0x118e088"/>
        </table:table-row>
        <table:table-row table:style-name="AROW-0">
          <table:table-cell table:number-columns-repeated="8" table:style-name="ACE-0x118e088"/>
          <table:table-cell table:number-columns-repeated="56" table:style-name="ACE-0x118e088"/>
          <table:table-cell table:number-columns-repeated="192" table:style-name="ACE-0x118e088"/>
        </table:table-row>
        <table:table-row table:style-name="AROW-0">
          <table:table-cell table:number-columns-repeated="8" table:style-name="ACE-0x118e088"/>
          <table:table-cell table:number-columns-repeated="56" table:style-name="ACE-0x118e088"/>
          <table:table-cell table:number-columns-repeated="192" table:style-name="ACE-0x118e088"/>
        </table:table-row>
        <table:table-row table:style-name="AROW-0">
          <table:table-cell table:number-columns-repeated="64" table:style-name="ACE-0x118e088"/>
          <table:table-cell table:number-columns-repeated="192" table:style-name="ACE-0x118e088"/>
        </table:table-row>
        <table:table-row table:style-name="AROW-0" table:number-rows-repeated="65279">
          <table:table-cell table:number-columns-repeated="64" table:style-name="ACE-0x118e088"/>
          <table:table-cell table:number-columns-repeated="192" table:style-name="ACE-0x118e088"/>
        </table:table-row>
        <table:named-expressions>
          <table:named-expression table:name="Print_Area" table:expression="of:=#REF!" table:base-cell-address="$'R=100'.$A$1"/>
          <table:named-expression table:name="Sheet_Title" table:expression="of:=&quot;R=100&quot;" table:base-cell-address="$'R=100'.$A$1"/>
        </table:named-expressions>
      </table:table>
      <table:table table:name="Sheet3" table:style-name="ta-0x100d5f0" table:print="false">
        <office:forms form:automatic-focus="false" form:apply-design-mode="false">
          <form:form/>
        </office:forms>
        <table:table-column table:default-cell-style-name="ACE-0x118ebc8" table:style-name="ACOL-8"/>
        <table:table-column table:default-cell-style-name="ACE-0x118ebc8" table:style-name="ACOL-0" table:number-columns-repeated="255"/>
        <table:table-row table:style-name="AROW-1">
          <table:table-cell table:number-columns-repeated="256" table:style-name="ACE-0x118ebc8"/>
        </table:table-row>
        <table:table-row table:style-name="AROW-0">
          <table:table-cell table:number-columns-repeated="256" table:style-name="ACE-0x118ebc8"/>
        </table:table-row>
        <table:table-row table:style-name="AROW-0" table:number-rows-repeated="65534">
          <table:table-cell table:number-columns-repeated="256" table:style-name="ACE-0x118ebc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16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19aa8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12091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1637e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100d210" style:display-name="R=136" style:page-layout-name="pl-0x119aa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00d400" style:display-name="R=100" style:page-layout-name="pl-0x12091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00d5f0" style:display-name="Sheet3" style:page-layout-name="pl-0x1637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2-03-27T19:23:41Z</dc:date>
    <meta:creation-date>2008-12-23T10:51:36Z</meta:creation-date>
    <meta:editing-cycles>0</meta:editing-cycles>
    <meta:editing-duration>PT0S</meta:editing-duration>
    <meta:generator>gnumeric/1.10.17</meta:generator>
  </office:meta>
</office:document-meta>
</file>